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/>
          <table:table-cell table:style-name="Default"/>
          <table:table-cell table:number-columns-repeated="5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1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><text:span text:style-name="T1">Beim Booten Desktop:</text:span></text:p>
            <text:p>Ansicht normal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1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11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7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8">
          <table:table-cell table:style-name="ce11"/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40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.00.0000</text:date>, <text:time style:data-style-name="N2" text:time-value="09:44:49.9165776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6-02T11:10:09.468551024</dc:date>
    <meta:editing-duration>PT4H58M19S</meta:editing-duration>
    <meta:editing-cycles>23</meta:editing-cycles>
    <meta:generator>LibreOffice/6.4.3.2$Linux_X86_64 LibreOffice_project/40$Build-2</meta:generator>
    <meta:document-statistic meta:table-count="1" meta:cell-count="27" meta:object-count="0"/>
  </office:meta>
</office:document-meta>
</file>